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41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0.414cm" svg:height="14.478cm" svg:x="5.318cm" svg:y="5.953cm">
          <text:p/>
        </draw:rect>
        <draw:frame draw:style-name="gr2" draw:text-style-name="P2" draw:layer="layout" svg:width="4.405cm" svg:height="0.806cm" svg:x="5.191cm" svg:y="5.909cm">
          <draw:text-box>
            <text:p><text:span text:style-name="T1">Prototype System</text:span></text:p>
          </draw:text-box>
        </draw:frame>
        <draw:ellipse draw:style-name="gr3" draw:text-style-name="P1" draw:layer="layout" svg:width="6.477cm" svg:height="2.159cm" svg:x="7.35cm" svg:y="7.858cm">
          <text:p/>
        </draw:ellipse>
        <draw:ellipse draw:style-name="gr3" draw:text-style-name="P1" draw:layer="layout" svg:width="6.477cm" svg:height="2.159cm" svg:x="7.35cm" svg:y="10.398cm">
          <text:p/>
        </draw:ellipse>
        <draw:ellipse draw:style-name="gr3" draw:text-style-name="P1" draw:layer="layout" svg:width="6.477cm" svg:height="2.159cm" svg:x="7.35cm" svg:y="15.986cm">
          <text:p/>
        </draw:ellipse>
        <draw:rect draw:style-name="gr3" draw:text-style-name="P1" draw:layer="layout" svg:width="2.032cm" svg:height="3.048cm" svg:x="1.889cm" svg:y="7.096cm">
          <text:p/>
        </draw:rect>
        <draw:rect draw:style-name="gr3" draw:text-style-name="P1" draw:layer="layout" svg:width="2.032cm" svg:height="3.048cm" svg:x="1.889cm" svg:y="10.652cm">
          <text:p/>
        </draw:rect>
        <draw:rect draw:style-name="gr3" draw:text-style-name="P1" draw:layer="layout" svg:width="2.032cm" svg:height="3.048cm" svg:x="17.256cm" svg:y="7.096cm">
          <text:p/>
        </draw:rect>
        <draw:frame draw:style-name="gr4" draw:text-style-name="P3" draw:layer="layout" svg:width="1.778cm" svg:height="2.667cm" svg:x="2.016cm" svg:y="7.223cm">
          <draw:text-box>
            <text:p text:style-name="P3"><text:span text:style-name="T2">Eth 0 as bitcoin chain</text:span></text:p>
          </draw:text-box>
        </draw:frame>
        <draw:frame draw:style-name="gr4" draw:text-style-name="P3" draw:layer="layout" svg:width="1.778cm" svg:height="2.667cm" svg:x="2.016cm" svg:y="10.779cm">
          <draw:text-box>
            <text:p text:style-name="P3"><text:span text:style-name="T2">Eth 2 as car-title chain</text:span></text:p>
          </draw:text-box>
        </draw:frame>
        <draw:frame draw:style-name="gr4" draw:text-style-name="P3" draw:layer="layout" svg:width="1.778cm" svg:height="2.667cm" svg:x="17.383cm" svg:y="7.223cm">
          <draw:text-box>
            <text:p text:style-name="P3"><text:span text:style-name="T2">Eth 1 as alt-coin chain</text:span></text:p>
          </draw:text-box>
        </draw:frame>
        <draw:frame draw:style-name="gr2" draw:text-style-name="P4" draw:layer="layout" svg:width="5.383cm" svg:height="0.839cm" svg:x="7.898cm" svg:y="8.493cm">
          <draw:text-box>
            <text:p text:style-name="P4"><text:span text:style-name="T3">Confirm transactions</text:span></text:p>
          </draw:text-box>
        </draw:frame>
        <draw:frame draw:style-name="gr2" draw:text-style-name="P4" draw:layer="layout" svg:width="5.976cm" svg:height="0.839cm" svg:x="7.771cm" svg:y="11.04cm">
          <draw:text-box>
            <text:p text:style-name="P4"><text:span text:style-name="T3">Handle smart contracts</text:span></text:p>
          </draw:text-box>
        </draw:frame>
        <draw:frame draw:style-name="gr2" draw:text-style-name="P4" draw:layer="layout" svg:width="3.512cm" svg:height="0.839cm" svg:x="8.747cm" svg:y="16.671cm">
          <draw:text-box>
            <text:p text:style-name="P4"><text:span text:style-name="T3">Swap assets</text:span></text:p>
          </draw:text-box>
        </draw:frame>
        <draw:circle draw:style-name="gr3" draw:text-style-name="P1" draw:layer="layout" svg:width="0.889cm" svg:height="0.889cm" svg:x="3.032cm" svg:y="15.986cm">
          <text:p/>
        </draw:circle>
        <draw:line draw:style-name="gr5" draw:text-style-name="P1" draw:layer="layout" svg:x1="13.827cm" svg:y1="8.874cm" svg:x2="16.24cm" svg:y2="8.874cm">
          <text:p/>
        </draw:line>
        <draw:line draw:style-name="gr5" draw:text-style-name="P1" draw:layer="layout" svg:x1="16.24cm" svg:y1="8.874cm" svg:x2="16.24cm" svg:y2="11.414cm">
          <text:p/>
        </draw:line>
        <draw:line draw:style-name="gr5" draw:text-style-name="P1" draw:layer="layout" svg:x1="13.827cm" svg:y1="11.414cm" svg:x2="16.24cm" svg:y2="11.414cm">
          <text:p/>
        </draw:line>
        <draw:line draw:style-name="gr5" draw:text-style-name="P1" draw:layer="layout" svg:x1="4.81cm" svg:y1="8.874cm" svg:x2="7.35cm" svg:y2="8.874cm">
          <text:p/>
        </draw:line>
        <draw:line draw:style-name="gr5" draw:text-style-name="P1" draw:layer="layout" svg:x1="4.81cm" svg:y1="11.414cm" svg:x2="7.35cm" svg:y2="11.414cm">
          <text:p/>
        </draw:line>
        <draw:line draw:style-name="gr5" draw:text-style-name="P1" draw:layer="layout" svg:x1="4.81cm" svg:y1="8.874cm" svg:x2="4.81cm" svg:y2="11.414cm">
          <text:p/>
        </draw:line>
        <draw:line draw:style-name="gr5" draw:text-style-name="P1" draw:layer="layout" svg:x1="16.24cm" svg:y1="9.255cm" svg:x2="17.256cm" svg:y2="8.366cm">
          <text:p/>
        </draw:line>
        <draw:line draw:style-name="gr5" draw:text-style-name="P1" draw:layer="layout" svg:x1="4.81cm" svg:y1="9.509cm" svg:x2="3.921cm" svg:y2="8.747cm">
          <text:p/>
        </draw:line>
        <draw:line draw:style-name="gr5" draw:text-style-name="P1" draw:layer="layout" svg:x1="4.81cm" svg:y1="10.906cm" svg:x2="3.921cm" svg:y2="12.049cm">
          <text:p/>
        </draw:line>
        <draw:line draw:style-name="gr5" draw:text-style-name="P1" draw:layer="layout" svg:x1="2.728cm" svg:y1="17.485cm" svg:x2="4.252cm" svg:y2="17.485cm">
          <text:p/>
        </draw:line>
        <draw:line draw:style-name="gr5" draw:text-style-name="P1" draw:layer="layout" svg:x1="3.413cm" svg:y1="16.875cm" svg:x2="3.413cm" svg:y2="19.034cm">
          <text:p/>
        </draw:line>
        <draw:line draw:style-name="gr5" draw:text-style-name="P1" draw:layer="layout" svg:x1="3.413cm" svg:y1="18.907cm" svg:x2="3.921cm" svg:y2="19.923cm">
          <text:p/>
        </draw:line>
        <draw:line draw:style-name="gr5" draw:text-style-name="P1" draw:layer="layout" svg:x1="3.413cm" svg:y1="18.907cm" svg:x2="3.032cm" svg:y2="19.796cm">
          <text:p/>
        </draw:line>
        <draw:line draw:style-name="gr5" draw:text-style-name="P1" draw:layer="layout" svg:x1="7.35cm" svg:y1="17.129cm" svg:x2="4.429cm" svg:y2="17.129cm">
          <text:p/>
        </draw:line>
        <draw:frame draw:style-name="gr6" draw:text-style-name="P2" draw:layer="layout" svg:width="2.013cm" svg:height="2.584cm" svg:x="1.019cm" svg:y="16.577cm">
          <draw:text-box>
            <text:p><text:span text:style-name="T1">Actors (Alice, Bob, Caro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8T17:41:28.67</meta:creation-date>
    <dc:date>2020-09-08T19:34:13.38</dc:date>
    <meta:editing-duration>PT1H52M43S</meta:editing-duration>
    <meta:editing-cycles>3</meta:editing-cycles>
    <meta:generator>OpenOffice/4.1.6$Win32 OpenOffice.org_project/416m1$Build-9790</meta:generator>
    <meta:document-statistic meta:object-count="30"/>
  </office:meta>
</office:document-meta>
</file>